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5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499cm"/>
    </style:style>
    <style:style style:name="gr3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01cm"/>
    </style:style>
    <style:style style:name="gr4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cm"/>
    </style:style>
    <style:style style:name="gr5" style:family="graphic" style:parent-style-name="standard">
      <style:graphic-properties draw:stroke="none" draw:fill-color="#00cc00" draw:textarea-horizontal-align="justify" draw:textarea-vertical-align="middle" draw:auto-grow-height="false" fo:min-height="0.456cm" fo:min-width="0.206cm"/>
    </style:style>
    <style:style style:name="gr6" style:family="graphic" style:parent-style-name="standard">
      <style:graphic-properties draw:stroke="none" draw:fill-color="#0066ff" draw:textarea-horizontal-align="justify" draw:textarea-vertical-align="middle" draw:auto-grow-height="false" fo:min-height="0.456cm" fo:min-width="0.2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0066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4.699cm" svg:x="1.9cm" svg:y="5.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0.999cm" svg:height="4.699cm" svg:x="2.901cm" svg:y="5.90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cm" svg:height="4.699cm" svg:x="3.9cm" svg:y="5.90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cm" svg:height="4.699cm" svg:x="4.902cm" svg:y="5.90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layer="layout" svg:width="1.001cm" svg:height="4.698cm" svg:x="5.901cm" svg:y="5.90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1cm" svg:height="4.698cm" svg:x="6.902cm" svg:y="5.90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2" draw:layer="layout" svg:width="1cm" svg:height="1cm" svg:x="1.91cm" svg:y="5.91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6" draw:text-style-name="P3" draw:layer="layout" svg:width="1cm" svg:height="1cm" svg:x="6.92cm" svg:y="9.41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11:01:22.214802844</meta:creation-date>
    <dc:date>2015-11-01T11:30:19.815483031</dc:date>
    <meta:editing-duration>PT14M41S</meta:editing-duration>
    <meta:editing-cycles>3</meta:editing-cycles>
    <meta:generator>LibreOffice/4.4.2.2$Linux_X86_64 LibreOffice_project/40m0$Build-2</meta:generator>
    <meta:document-statistic meta:object-count="8"/>
  </office:meta>
</office:document-meta>
</file>